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zeLimitedInputStream.re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zeLimitedInputStream.read( byte [ ] b , int off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zeLimitedInputStream.SizeLimitedInputStream( InputStream in , long maxmessag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